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1d6193" officeooo:paragraph-rsid="001d6193"/>
    </style:style>
    <style:style style:name="P2" style:family="paragraph" style:parent-style-name="Standard">
      <style:text-properties officeooo:rsid="001d8583" officeooo:paragraph-rsid="001d8583"/>
    </style:style>
    <style:style style:name="P3" style:family="paragraph" style:parent-style-name="Standard">
      <style:text-properties officeooo:rsid="001e4f11" officeooo:paragraph-rsid="001e4f11"/>
    </style:style>
    <style:style style:name="P4" style:family="paragraph" style:parent-style-name="Standard">
      <style:text-properties officeooo:rsid="00201849" officeooo:paragraph-rsid="00201849"/>
    </style:style>
    <style:style style:name="P5" style:family="paragraph" style:parent-style-name="Standard" style:list-style-name="L1">
      <style:text-properties officeooo:rsid="00201849" officeooo:paragraph-rsid="00201849"/>
    </style:style>
    <style:style style:name="T1" style:family="text">
      <style:text-properties officeooo:rsid="001d6193"/>
    </style:style>
    <style:style style:name="T2" style:family="text">
      <style:text-properties officeooo:rsid="001ea206"/>
    </style:style>
    <style:style style:name="T3" style:family="text">
      <style:text-properties officeooo:rsid="00201849"/>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NET</text:span></text:p>
      <text:p text:style-name="P1">C#</text:p>
      <text:p text:style-name="P1">WPF – Windows Presentation Foundation</text:p>
      <text:p text:style-name="P1">WCF - Windows</text:p>
      <text:p text:style-name="P1">WF</text:p>
      <text:p text:style-name="P1">EF – Entity Framework</text:p>
      <text:p text:style-name="P1">ADO.NET</text:p>
      <text:p text:style-name="P1">LINQ</text:p>
      <text:p text:style-name="P1">ASP.NET</text:p>
      <text:p text:style-name="P1"/>
      <text:p text:style-name="P2">CIL – Common Intermediate Language</text:p>
      <text:p text:style-name="P2">JIT – Just In Time compiolation</text:p>
      <text:p text:style-name="P2">CLR – Common Language Runtime. <text:span text:style-name="T3">From a programmer's point of view, .NET can be understood as a runtime environment and a comprehensive base class library. The runtime layer is properly referred as the Common Language Runtime, or CLR. The primary role of the CLR is to locate, load, and manage .NET objects on your behalf. The CLR also takes care of a number of low-level details such as memory management, application hosting, coordinating threads, and performing security checks (among other low-level details).</text:span></text:p>
      <text:p text:style-name="P2"/>
      <text:p text:style-name="P2">CTS – Common Type System</text:p>
      <text:p text:style-name="P2">CLS – Common Language Specification</text:p>
      <text:p text:style-name="P2">BCL – Base Class Library</text:p>
      <text:p text:style-name="P2"/>
      <text:p text:style-name="P3">COM – Component Object Model. Allowed individuals to build libraries of code that could be shared across diverse programming languages. For example, a C++ programmer could build a COM library that could be used by a Visual Basic developer. <text:span text:style-name="T2">The language-indipendent nature of COM was certainly useful; however, COM was plagued by complicated infrastructure, a fragile deployment model, and was only possible on the Windows operating system. COM programming model was used before Microsoft released the C# language and .NET platform (introduced in 2002).</text:span></text:p>
      <text:p text:style-name="P3"/>
      <text:p text:style-name="P3"/>
      <text:p text:style-name="P3">.<text:span text:style-name="T3">NET Platform history</text:span></text:p>
      <text:p text:style-name="P4">C# and the .NET platform were first introduced to the world in 2002 and were intended to offer a much more powerful, more flexible, and simpler programming model than COM. Features:</text:p>
      <text:p text:style-name="P4"/>
      <text:list xml:id="list8554868611308700710" text:style-name="L1">
        <text:list-item>
          <text:p text:style-name="P5"><text:span text:style-name="T4">Interoperability with existing code</text:span>: Existing COM binaries can commingle (i.e. interop) with newer .NET software and vice versa.</text:p>
        </text:list-item>
        <text:list-item>
          <text:p text:style-name="P5"><text:span text:style-name="T5">Support for numerous programming languages</text:span>.</text:p>
        </text:list-item>
        <text:list-item>
          <text:p text:style-name="P5"><text:span text:style-name="T5">A common runtime engine shared by all .NET-aware languages</text:span>.</text:p>
        </text:list-item>
        <text:list-item>
          <text:p text:style-name="P5"><text:span text:style-name="T5">Language integration</text:span>.</text:p>
        </text:list-item>
        <text:list-item>
          <text:p text:style-name="P5"><text:span text:style-name="T5">A comprehensive base class library</text:span>.</text:p>
        </text:list-item>
        <text:list-item>
          <text:p text:style-name="P5"><text:span text:style-name="T5">A simplified deployment model</text:span>: Unlike COM, .NET libraries are not registered into the system registry. Futhermore, the .NET platform allows multiple versions of the same *.dll to exist in harmony on a single machine.</text:p>
        </text:list-item>
      </text:list>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2T23:17:22.890603616</meta:creation-date>
    <dc:date>2015-04-22T23:45:06.467720676</dc:date>
    <meta:editing-duration>PT25M43S</meta:editing-duration>
    <meta:editing-cycles>5</meta:editing-cycles>
    <meta:generator>LibreOffice/4.2.6.3$Linux_x86 LibreOffice_project/420m0$Build-3</meta:generator>
    <meta:document-statistic meta:table-count="0" meta:image-count="0" meta:object-count="0" meta:page-count="1" meta:paragraph-count="24" meta:word-count="314" meta:character-count="2018" meta:non-whitespace-character-count="1725"/>
  </office:meta>
</office:document-meta>
</file>